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re Baskerville" svg:font-family="'Libre Baskerville'" style:font-family-generic="moder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0d3c3a" officeooo:paragraph-rsid="000d3c3a"/>
    </style:style>
    <style:style style:name="P2" style:family="paragraph" style:parent-style-name="Title">
      <style:text-properties style:font-name="Liberation Sans" fo:font-size="28pt" fo:font-weight="bold" officeooo:rsid="000ef92f" officeooo:paragraph-rsid="000ef92f" style:font-name-asian="Microsoft YaHei" style:font-size-asian="28pt" style:font-weight-asian="bold" style:font-name-complex="Arial" style:font-size-complex="28pt" style:font-weight-complex="bold"/>
    </style:style>
    <style:style style:name="P3" style:family="paragraph" style:parent-style-name="Text_20_body">
      <style:text-properties officeooo:rsid="000ef92f" officeooo:paragraph-rsid="000ef92f"/>
    </style:style>
    <style:style style:name="P4" style:family="paragraph" style:parent-style-name="Text_20_body">
      <style:text-properties officeooo:rsid="000f03ad" officeooo:paragraph-rsid="000f03ad"/>
    </style:style>
    <style:style style:name="T1" style:family="text">
      <style:text-properties style:font-name="Open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2">Fiche de Renseignements</text:p>
      <text:p text:style-name="Subtitle">[ARTISTE]</text:p>
      <text:p text:style-name="Text_20_body"/>
      <text:p text:style-name="P3">Date de naissance : [DATEDENAISSANCE]</text:p>
      <text:p text:style-name="P3">Lieu de naissance : [NAISSANCECITY] </text:p>
      <text:p text:style-name="P3">Pays de naissance : [NAISSANCEPAYS]</text:p>
      <text:p text:style-name="P3">Nationalité : [NATIONALITE]</text:p>
      <text:p text:style-name="P3">Situation familiale : [FAMILYSTATUS]</text:p>
      <text:p text:style-name="P3">Numéro de Sécurité Sociale : [SECU]</text:p>
      <text:p text:style-name="P3">Congés Spectacles : [CONGESSPECTACLES]</text:p>
      <text:p text:style-name="P4">Numéro de passeport : [PASSPORTNUMBER]</text:p>
      <text:p text:style-name="P3">AUDIENS : [AUDIENS]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re Baskerville" svg:font-family="'Libre Baskerville'" style:font-family-generic="modern" style:font-pitch="variable"/>
    <style:font-face style:name="Adobe Caslon Pro Bold" svg:font-family="'Adobe Caslon Pro Bol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adornments="Bold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d3c3a" officeooo:paragraph-rsid="000d3c3a"/>
    </style:style>
    <style:style style:name="MT1" style:family="text">
      <style:text-properties style:font-name="Open Sans"/>
    </style:style>
    <style:page-layout style:name="Mpm1">
      <style:page-layout-properties fo:page-width="21.001cm" fo:page-height="29.7cm" style:num-format="1" style:print-orientation="portrait" fo:margin-top="0.4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fo:border-top="none" fo:border-bottom="0.06pt solid #000000" fo:border-left="none" fo:border-right="none" fo:padding="0.04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gence Artistique Jacques Thelen<text:line-break/>15, Avenue Montaigne, 75008 Paris</text:span><text:line-break/></text:p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8T11:48:20.186000000</meta:creation-date>
    <dc:date>2020-04-29T11:31:58.649000000</dc:date>
    <meta:editing-duration>PT36M19S</meta:editing-duration>
    <meta:editing-cycles>2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12" meta:word-count="53" meta:character-count="400" meta:non-whitespace-character-count="357"/>
  </office:meta>
</office:document-meta>
</file>